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CONTENTS</text:span></text:p>
      <text:p text:style-name="P1"><text:span text:style-name="T3">Two VHDL and 2 pdf files are enclosed, as well as this file.</text:span></text:p>
      <text:p text:style-name="P1"><text:span text:style-name="T3">1) VHDL code of 1-dimensional transform. (4 POINTS)</text:span></text:p>
      <text:p text:style-name="P1"><text:span text:style-name="T3">2) VHDL Testbench file with some examples. The testbench will supply the input data and check results.</text:span></text:p>
      <text:p text:style-name="P1"><text:span text:style-name="T3">3) Datasheet. This has signal and timing information.</text:span></text:p>
      <text:p text:style-name="P1"><text:span text:style-name="T3">4) README. This is an overview of the transforms.</text:span></text:p>
      <text:p text:style-name="P1"><text:span text:style-name="T4"/></text:p>
      <text:p text:style-name="P1"><text:span text:style-name="T5">The link to other Transform Units is here:</text:span></text:p>
      <text:p text:style-name="P1"><text:a xlink:href="http://www.transformvid.com"><text:span text:style-name="T6">www.transformvid.com</text:span></text:a><text:span text:style-name="T7"/></text:p>
      <text:p text:style-name="P1"><text:span text:style-name="T7"><text:tab/>[You may need to cut link and paste in browser.]</text:span></text:p>
      <text:p text:style-name="P1"><text:span text:style-name="T7">-----------------</text:span></text:p>
      <text:p text:style-name="P1"><text:span text:style-name="T7">The transform core is available in synthesizable VHDL and FPGA netlist forms. </text:span></text:p>
      <text:p text:style-name="P1"><text:span text:style-name="T7">It provides everything required for successful implementation, including </text:span></text:p>
      <text:p text:style-name="P1"><text:span text:style-name="T7">a self-checking testbench with test vectors and expected results, </text:span></text:p>
      <text:p text:style-name="P1"><text:span text:style-name="T7">and user documentation.</text:span></text:p>
      <text:p text:style-name="P1"><text:span text:style-name="T7">-----------------------</text:span></text:p>
      <text:p text:style-name="P1"><text:span text:style-name="T8"/></text:p>
      <text:p text:style-name="P1"><text:span text:style-name="T9">Additional work that needs to be performed:</text:span></text:p>
      <text:p text:style-name="P1"><text:span text:style-name="T9">*<text:s text:c="2"/>more verification on 1D-4 point transform</text:span></text:p>
      <text:p text:style-name="P1"><text:span text:style-name="T9">*<text:s text:c="2"/>more verification on: </text:span></text:p>
      <text:p text:style-name="P1"><text:span text:style-name="T9"><text:tab/>2D-4 point transform</text:span></text:p>
      <text:p text:style-name="P1"><text:span text:style-name="T9"><text:tab/>2D-4 point DST (discrete sine transform)</text:span></text:p>
      <text:p text:style-name="P1"><text:span text:style-name="T9"><text:tab/>2D-8 point transform</text:span></text:p>
      <text:p text:style-name="P1"><text:span text:style-name="T9"><text:tab/>2D-16 point transform</text:span></text:p>
      <text:p text:style-name="P1"><text:span text:style-name="T9"><text:tab/>2D-32 point transform<text:tab/></text:span></text:p>
      <text:p text:style-name="P1"><text:span text:style-name="T10"/></text:p>
      <text:p text:style-name="P1"><text:span text:style-name="T11">-------------------------------</text:span></text:p>
      <text:p text:style-name="P1"><text:span text:style-name="T11">Copyright © 2021 Transformvid Corp. All rights reserved.</text:span></text:p>
      <text:p text:style-name="P1"><text:span text:style-name="T11">-------------------------</text:span></text:p>
      <text:p text:style-name="P1"><text:span text:style-name="T12"/></text:p>
      <text:p text:style-name="P1"><text:span text:style-name="T13">email: <text:tab/>support@transformvid.com</text:span></text:p>
      <text:p text:style-name="P1"><text:span text:style-name="T13">office: 949-873-5088</text:span></text:p>
      <text:p text:style-name="P1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